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b098"/>
    </style:style>
    <style:style style:name="T1" style:family="text">
      <style:text-properties officeooo:rsid="0017205a"/>
    </style:style>
    <style:style style:name="T2" style:family="text">
      <style:text-properties officeooo:rsid="0018b0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13. Required written answers (include in your report)</text:p>
      <text:p text:style-name="Standard"/>
      <text:p text:style-name="Standard">Answer these questions using evidence (W&amp;B plots, metrics, qualitative results):</text:p>
      <text:p text:style-name="Standard"/>
      <text:p text:style-name="Standard">1. Which Stage (1–4) delivered the largest gain in $\mathrm{mAP}$? Why?</text:p>
      <text:p text:style-name="P1"><text:tab/><text:span text:style-name="T1">Stage 1 delivered the largest gain </text:span><text:span text:style-name="T2">from baseline to stage 1. <text:s/>This is because we didn’t have enough time to fully run all of the runs and epochs due to time and compute constraints. <text:s/>Each stage did increase performance somewhat, but the gains were negligible. <text:s/>I added an extra Random Horizontal Flip Augmentation to try and improve performance.</text:span></text:p>
      <text:p text:style-name="P1"/>
      <text:p text:style-name="P1"><text:span text:style-name="T2">Overall Project Writeup</text:span></text:p>
      <text:p text:style-name="P1"/>
      <text:p text:style-name="P1"><text:span text:style-name="T2"><text:tab/>This project was plagued by two facts. <text:s/>First, I had only one GPU to do two midterms. <text:s/>Both requiring that compute, and both seemingly needing days worth of running, debugging, re-reunning, and the like. <text:s/>I simply ran out of compute time.</text:span></text:p>
      <text:p text:style-name="P1"><text:span text:style-name="T2"><text:tab/>I will outline my experience and results here.</text:span></text:p>
      <text:p text:style-name="P1"><text:span text:style-name="T2"><text:tab/>I ran the notebook in it’s entirety with the demo 3 runs suggested. <text:s/>This took all of the time I had allocated for this assignment. <text:s/>I then re-ran the notebook paying for Colab H100 compute. <text:s/>The drone section simply could not be completed trying to move from colab to my local machine.</text:span></text:p>
      <text:p text:style-name="P1"><text:span text:style-name="T2"><text:tab/>In the first run of the notebook vMAP values plateaued well below the stage 1 gains in the second run. <text:s/>The second run added a missing scheduler.step() to utilize the scheduler. <text:s/>I also added an augmentation flip to try and improve performance. <text:s/>However, it would have taken over 150 hours to run the notebook as assigned. <text:s/>That would be six and a half days without debugging. <text:s/>Simply not possible.</text:span></text:p>
      <text:p text:style-name="P1"><text:span text:style-name="T2"><text:tab/>I decided to cut the remaining runtime I had into sections for each stage. <text:s/>I ran each stage until the deadline came, then cut the run short and moved to the next stage. <text:s/>This meant that while the second run had more epochs and runs per stage than the first, it was not possible to run the whole assignment in the time given.</text:span></text:p>
      <text:p text:style-name="P1"><text:span text:style-name="T2"><text:tab/>The gains in vMAP scores therefore again found a plateau. <text:s/></text:span></text:p>
      <text:p text:style-name="P1"><text:span text:style-name="T2"><text:tab/>The system did show that this methodology is sound, and of use. <text:s/>It also showed that such a project should be allocated two weeks minimum for running, debugging, and final writeup.</text:span></text:p>
      <text:p text:style-name="P1"><text:span text:style-name="T2"><text:tab/>To run the final notebook I had to sleep in 1-4 hour stints to monitor and progress the notebook. <text:s/>Colab timed out at various stages requiring me to resume from checkpoint. <text:s/>I also hard coded findings in the notebook to guard against system outage, which occurred many times.</text:span></text:p>
      <text:p text:style-name="P1"><text:span text:style-name="T2"><text:tab/><text:tab/> </text:span></text:p>
      <text:p text:style-name="Standard">2. Which hyperparameters most influenced small-object recall on drones?</text:p>
      <text:p text:style-name="Standard">3. Did increasing `rpn_pre_nms_topk` help drone detection? Explain using proposal reasoning.</text:p>
      <text:p text:style-name="P1">4. Did changing NMS thresholds change the duplicate-box failure mode? Provide examples.</text:p>
      <text:p text:style-name="P1">5. Is the tuned configuration robust across seeds? Use $\text{mean}\pm\text{std}$.</text:p>
      <text:p text:style-name="P1"/>
      <text:p text:style-name="Standard"><text:tab/><text:span text:style-name="T2">Because of the runtime configuration using Google Colab there was not time to run the drone extra credit. <text:s/>I ran it in my first run, but it didn’t detect anything because of the mismatch between COCO and the drone class. <text:s/>COCO has no ‘drone’ class. <text:s/>I was going to try and see if it could detect it as ‘kite,’ but trying to move from Colab to my local instance to leverage the dataset needed on my machine broke everything.</text:span></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5T14:20:25.564779244</meta:creation-date>
    <dc:date>2026-03-15T16:51:49.584649339</dc:date>
    <meta:editing-duration>PT1H34M41S</meta:editing-duration>
    <meta:editing-cycles>2</meta:editing-cycles>
    <meta:generator>LibreOffice/24.2.7.2$Linux_X86_64 LibreOffice_project/420$Build-2</meta:generator>
    <meta:document-statistic meta:table-count="0" meta:image-count="0" meta:object-count="0" meta:page-count="1" meta:paragraph-count="19" meta:word-count="535" meta:character-count="3150" meta:non-whitespace-character-count="2597"/>
  </office:meta>
</office:document-meta>
</file>